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C3731482.png"/>
  <manifest:file-entry manifest:media-type="image/png" manifest:full-path="Pictures/10000000000003200000025860F0A872.png"/>
  <manifest:file-entry manifest:media-type="image/png" manifest:full-path="Pictures/10000000000003200000025807A0AE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draw:fill="bitmap" draw:fill-image-name="Bitmape_20_10" style:repeat="stretch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pr1" style:family="presentation" style:parent-style-name="machitemplate1-notes">
      <style:graphic-properties draw:fill-color="#ffffff" draw:auto-grow-height="true" fo:min-height="13.365cm"/>
    </style:style>
    <style:style style:name="pr2" style:family="presentation" style:parent-style-name="machitemplate1-title">
      <style:graphic-properties draw:auto-grow-height="true" fo:min-height="17.663cm"/>
    </style:style>
    <style:style style:name="pr3" style:family="presentation" style:parent-style-name="machitemplate1-title">
      <style:graphic-properties draw:auto-grow-height="true" fo:min-height="3.507cm"/>
    </style:style>
    <style:style style:name="pr4" style:family="presentation" style:parent-style-name="machitemplate1-outline1">
      <style:graphic-properties fo:min-height="13.61cm"/>
    </style:style>
    <style:style style:name="pr5" style:family="presentation" style:parent-style-name="machitemplate1-notes">
      <style:graphic-properties draw:fill-color="#ffffff" fo:min-height="13.114cm"/>
    </style:style>
    <style:style style:name="pr6" style:family="presentation" style:parent-style-name="machitemplate1-title">
      <style:graphic-properties fo:min-height="3.25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chitemplate1" presentation:presentation-page-layout-name="AL1T0" draw:id="id1">
        <office:forms form:automatic-focus="false" form:apply-design-mode="false"/>
        <anim:par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achitemplate1" presentation:presentation-page-layout-name="AL1T0" draw:id="id2">
        <office:forms form:automatic-focus="false" form:apply-design-mode="false"/>
        <draw:frame presentation:style-name="pr2" draw:layer="layout" svg:width="25.199cm" svg:height="17.663cm" svg:x="1.4cm" svg:y="0.837cm" presentation:class="title" presentation:user-transformed="true">
          <draw:text-box>
            <text:p>Makefile<text:line-break/>&amp;<text:line-break/>Makefile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machitemplate1" presentation:presentation-page-layout-name="AL2T1" draw:id="id3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Repaso de make (rapidisimo)</text:p>
              </text:list-item>
              <text:list-item>
                <text:p>Repaso de example 1, 2 y 3</text:p>
              </text:list-item>
              <text:list-item>
                <text:p>good / evil en makefile</text:p>
              </text:list-item>
              <text:list-item>
                <text:p>reglas/variables implicitas + trucos</text:p>
              </text:list-item>
              <text:list-item>
                <text:p>Generacion de dependencias</text:p>
              </text:list-item>
              <text:list-item>
                <text:p>Builds recursivos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chitemplate1" presentation:presentation-page-layout-name="AL2T1" draw:id="id4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paso</text:p>
          </draw:text-box>
        </draw:frame>
        <draw:frame presentation:style-name="pr4" draw:layer="layout" svg:width="25.199cm" svg:height="15.436cm" svg:x="1.4cm" svg:y="4.914cm" presentation:class="outline" presentation:user-transformed="true">
          <draw:text-box>
            <text:list text:style-name="L2">
              <text:list-item>
                <text:p>make es un build system</text:p>
              </text:list-item>
              <text:list-item>
                <text:p>make consume archivos llamados Makefiles</text:p>
              </text:list-item>
              <text:list-item>
                <text:p>En un Makefile uno codifica las dependencias entre archivos y cómo compilar cada cosa</text:p>
              </text:list-item>
              <text:list-item>
                <text:p>Sintáxis:</text:p>
                <text:list>
                  <text:list-header>
                    <text:p/>
                    <text:p>[targets]: [prerequisites]</text:p>
                    <text:p><text:s text:c="15"/>recipe</text:p>
                    <text:p><text:s text:c="15"/>…</text:p>
                    <text:p/>
                  </text:list-header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chitemplate1" presentation:presentation-page-layout-name="AL2T1" draw:id="id5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paso example{1,2,3}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Muy parecido a un .sh</text:p>
              </text:list-item>
              <text:list-item>
                <text:p>Recompila solo cuando hace falta</text:p>
              </text:list-item>
              <text:list-item>
                <text:p>Language agnostic</text:p>
              </text:list-item>
              <text:list-item>
                <text:p>El target por defecto es la primera regla</text:p>
              </text:list-item>
              <text:list-item>
                <text:p>Hay reglas dummy, como clean</text:p>
              </text:list-item>
              <text:list-item>
                <text:p>Las variables se reemplazan textualmente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chitemplate1" presentation:presentation-page-layout-name="AL2T1" draw:id="id6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ood / evil en Makefile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Ver example4/consigna.txt</text:p>
              </text:list-item>
              <text:list-item>
                <text:p>Ayudarse con example.sh</text:p>
              </text:list-item>
              <text:list-item>
                <text:p>Usar variables cuando se pueda</text:p>
              </text:list-item>
              <text:list-item>
                <text:p>Hacer muchas preguntas, los makefiles tienen muchos caveats (los tabs por ejemplo).</text:p>
              </text:list-item>
              <text:list-item>
                <text:p>Esta la solución en example4/solucion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chitemplate1" presentation:presentation-page-layout-name="AL2T1" draw:id="id7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mplicitas</text:p>
          </draw:text-box>
        </draw:frame>
        <draw:frame presentation:style-name="pr4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>Hands on en example5, good / evil recortado</text:p>
              </text:list-item>
              <text:list-item>
                <text:p>Vamos a ver que makefile puede manejar varias cosas por default.</text:p>
              </text:list-item>
              <text:list-item>
                <text:p>$@ $^ $&lt;</text:p>
              </text:list-item>
              <text:list-item>
                <text:p>Variables importantes: CC, LD, CFLAGS, LDFLAGS</text:p>
              </text:list-item>
              <text:list-item>
                <text:p>.PHONY</text:p>
              </text:list-item>
              <text:list-item>
                <text:p>Variables de entorno están incluidas.</text:p>
              </text:list-item>
              <text:list-item>
                <text:p>Ver la consigna!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chitemplate1" presentation:presentation-page-layout-name="AL2T1" draw:id="id8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uto dependencias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De nuevo techo paredes columnas y cimientos</text:p>
              </text:list-item>
              <text:list-item>
                <text:p>Es dependiente del lenguaje</text:p>
              </text:list-item>
              <text:list-item>
                <text:p>Hay varias formas de resolverlo, esta es la histórica/pedagógica</text:p>
              </text:list-item>
              <text:list-item>
                <text:p>Ver example6</text:p>
              </text:list-item>
              <text:list-item>
                <text:p>Notar include y $(shell)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chitemplate1" presentation:presentation-page-layout-name="AL2T1" draw:id="id9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uild recursivos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Ver example7</text:p>
              </text:list-item>
              <text:list-item>
                <text:p>Un directorio raiz y dos subdirectorios</text:p>
              </text:list-item>
              <text:list-item>
                <text:p>La recursion se implementa como una regla mas</text:p>
              </text:list-item>
              <text:list-item>
                <text:p>Siempre usar $(MAKE) y no solo “make”</text:p>
              </text:list-item>
              <text:list-item>
                <text:p>Ver consigna.txt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chitemplate1" presentation:presentation-page-layout-name="AL2T1" draw:id="id1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inks</text:p>
          </draw:text-box>
        </draw:frame>
        <draw:frame presentation:style-name="pr4" draw:layer="layout" svg:width="25.199cm" svg:height="13.61cm" svg:x="1.4cm" svg:y="4.914cm" presentation:class="outline">
          <draw:text-box>
            <text:list text:style-name="L2">
              <text:list-item>
                <text:p><text:a xlink:href="http://www.gnu.org/software/make/manual/make.html">http://www.gnu.org/software/make/manual/make.html</text:a></text:p>
              </text:list-item>
              <text:list-item>
                <text:p><text:a xlink:href="http://www.gnu.org/software/make/manual/make.html#Standard-Targets">http://www.gnu.org/software/make/manual/make.html#Standard-Targets</text:a></text:p>
              </text:list-item>
              <text:list-item>
                <text:p><text:a xlink:href="http://www.gnu.org/software/make/manual/make.html#Implicit-Variables">http://www.gnu.org/software/make/manual/make.html#Implicit-Variables</text:a></text:p>
              </text:list-item>
              <text:list-item>
                <text:p><text:a xlink:href="http://www.gnu.org/software/make/manual/make.html#Automatic-Variables">http://www.gnu.org/software/make/manual/make.html#Automatic-Variables</text:a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achitemplate1" draw:id="id11">
        <office:forms form:automatic-focus="false" form:apply-design-mode="false"/>
        <anim:par presentation:node-type="timing-root">
          <anim:par smil:begin="id1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0" draw:display-name="Bitmape 10" xlink:href="Pictures/100000000000032000000258C3731482.png" xlink:type="simple" xlink:show="embed" xlink:actuate="onLoad"/>
    <draw:fill-image draw:name="Bitmape_20_6" draw:display-name="Bitmape 6" xlink:href="Pictures/10000000000003200000025860F0A872.png" xlink:type="simple" xlink:show="embed" xlink:actuate="onLoad"/>
    <draw:fill-image draw:name="background" xlink:href="Pictures/10000000000003200000025807A0AE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chitemplate1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chi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chi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chitemplate1-outline1" style:family="presentation">
      <style:graphic-properties draw:stroke="none" draw:fill="none">
        <text:list-style style:name="machi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chitemplate1-outline2" style:family="presentation" style:parent-style-name="machitemplate1-outline1">
      <style:paragraph-properties fo:margin-top="0cm" fo:margin-bottom="0.4cm"/>
      <style:text-properties fo:font-size="28pt" style:font-size-asian="28pt" style:font-size-complex="28pt"/>
    </style:style>
    <style:style style:name="machitemplate1-outline3" style:family="presentation" style:parent-style-name="machitemplate1-outline2">
      <style:paragraph-properties fo:margin-top="0cm" fo:margin-bottom="0.3cm"/>
      <style:text-properties fo:font-size="24pt" style:font-size-asian="24pt" style:font-size-complex="24pt"/>
    </style:style>
    <style:style style:name="machitemplate1-outline4" style:family="presentation" style:parent-style-name="machitemplate1-outline3">
      <style:paragraph-properties fo:margin-top="0cm" fo:margin-bottom="0.2cm"/>
      <style:text-properties fo:font-size="20pt" style:font-size-asian="20pt" style:font-size-complex="20pt"/>
    </style:style>
    <style:style style:name="machitemplate1-outline5" style:family="presentation" style:parent-style-name="machitemplate1-outline4">
      <style:paragraph-properties fo:margin-top="0cm" fo:margin-bottom="0.1cm"/>
      <style:text-properties fo:font-size="20pt" style:font-size-asian="20pt" style:font-size-complex="20pt"/>
    </style:style>
    <style:style style:name="machitemplate1-outline6" style:family="presentation" style:parent-style-name="machitemplate1-outline5">
      <style:paragraph-properties fo:margin-top="0cm" fo:margin-bottom="0.1cm"/>
      <style:text-properties fo:font-size="20pt" style:font-size-asian="20pt" style:font-size-complex="20pt"/>
    </style:style>
    <style:style style:name="machitemplate1-outline7" style:family="presentation" style:parent-style-name="machitemplate1-outline6">
      <style:paragraph-properties fo:margin-top="0cm" fo:margin-bottom="0.1cm"/>
      <style:text-properties fo:font-size="20pt" style:font-size-asian="20pt" style:font-size-complex="20pt"/>
    </style:style>
    <style:style style:name="machitemplate1-outline8" style:family="presentation" style:parent-style-name="machitemplate1-outline7">
      <style:paragraph-properties fo:margin-top="0cm" fo:margin-bottom="0.1cm"/>
      <style:text-properties fo:font-size="20pt" style:font-size-asian="20pt" style:font-size-complex="20pt"/>
    </style:style>
    <style:style style:name="machitemplate1-outline9" style:family="presentation" style:parent-style-name="machitemplate1-outline8">
      <style:paragraph-properties fo:margin-top="0cm" fo:margin-bottom="0.1cm"/>
      <style:text-properties fo:font-size="20pt" style:font-size-asian="20pt" style:font-size-complex="20pt"/>
    </style:style>
    <style:style style:name="machitemplate1-subtitle" style:family="presentation">
      <style:graphic-properties draw:stroke="none" draw:fill="none" draw:textarea-vertical-align="middle">
        <text:list-style style:name="machi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chitemplate1-title" style:family="presentation">
      <style:graphic-properties draw:stroke="none" draw:fill="none" draw:textarea-vertical-align="middle">
        <text:list-style style:name="machi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chi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chi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chi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chitemplate1" style:page-layout-name="PM1" draw:style-name="Mdp1">
      <office:forms form:automatic-focus="false" form:apply-design-mode="false"/>
      <draw:frame presentation:style-name="machitemplate1-title" draw:layer="backgroundobjects" svg:width="25.199cm" svg:height="3.506cm" svg:x="1.4cm" svg:y="0.837cm" presentation:class="title" presentation:placeholder="true">
        <draw:text-box/>
      </draw:frame>
      <draw:frame presentation:style-name="machitemplate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achitemplate1-title" draw:layer="backgroundobjects" svg:width="14.848cm" svg:height="11.136cm" svg:x="3.075cm" svg:y="2.257cm" presentation:class="page"/>
        <draw:frame presentation:style-name="machi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23T19:49:42</meta:creation-date>
    <meta:editing-duration>PT02H13M08S</meta:editing-duration>
    <meta:editing-cycles>34</meta:editing-cycles>
    <meta:generator>OpenOffice.org/3.2$Unix OpenOffice.org_project/320m12$Build-9483</meta:generator>
    <dc:date>2011-05-24T10:25:01</dc:date>
    <meta:document-statistic meta:object-count="60"/>
  </office:meta>
</office:document-meta>
</file>